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00000018099952BEB.png"/>
  <manifest:file-entry manifest:media-type="image/png" manifest:full-path="Pictures/1000020100000180000001808B6D6F2C.png"/>
  <manifest:file-entry manifest:media-type="image/png" manifest:full-path="Pictures/100002010000002000000020AC397FD2.png"/>
  <manifest:file-entry manifest:media-type="image/png" manifest:full-path="Pictures/100002010000018000000180E51380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8.999cm" table:align="left" style:writing-mode="lr-tb"/>
    </style:style>
    <style:style style:name="Table1.A" style:family="table-column">
      <style:table-column-properties style:column-width="5.967cm"/>
    </style:style>
    <style:style style:name="Table1.B" style:family="table-column">
      <style:table-column-properties style:column-width="4.978cm"/>
    </style:style>
    <style:style style:name="Table1.C" style:family="table-column">
      <style:table-column-properties style:column-width="4.419cm"/>
    </style:style>
    <style:style style:name="Table1.D" style:family="table-column">
      <style:table-column-properties style:column-width="3.635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P1" style:family="paragraph" style:parent-style-name="Resume_20_SectionHeading">
      <style:paragraph-properties fo:margin-left="0cm" fo:margin-right="0cm" fo:margin-top="0cm" fo:margin-bottom="0.21cm" fo:text-indent="0cm" style:auto-text-indent="false" fo:break-before="column"/>
      <style:text-properties fo:color="#0066ff"/>
    </style:style>
    <style:style style:name="P2" style:family="paragraph" style:parent-style-name="Resume_20_SectionHeading">
      <style:paragraph-properties fo:margin-left="0cm" fo:margin-right="0cm" fo:margin-top="0.199cm" fo:margin-bottom="0.21cm" fo:text-indent="0cm" style:auto-text-indent="false"/>
    </style:style>
    <style:style style:name="P3" style:family="paragraph" style:parent-style-name="Resume_20_SectionHeading">
      <style:paragraph-properties fo:margin-left="0cm" fo:margin-right="0cm" fo:margin-top="0.199cm" fo:margin-bottom="0.21cm" fo:text-indent="0cm" style:auto-text-indent="false"/>
      <style:text-properties fo:color="#0066ff"/>
    </style:style>
    <style:style style:name="P4" style:family="paragraph" style:parent-style-name="Resume_20_SectionHeading">
      <style:paragraph-properties fo:margin-left="0cm" fo:margin-right="0cm" fo:margin-top="0.439cm" fo:margin-bottom="0.199cm" fo:text-indent="0cm" style:auto-text-indent="false"/>
      <style:text-properties fo:color="#0066ff"/>
    </style:style>
    <style:style style:name="P5" style:family="paragraph" style:parent-style-name="Resume_20_Heading">
      <style:paragraph-properties fo:margin-left="0cm" fo:margin-right="0cm" fo:margin-top="0.212cm" fo:margin-bottom="0cm" fo:text-indent="0cm" style:auto-text-indent="false"/>
    </style:style>
    <style:style style:name="P6" style:family="paragraph" style:parent-style-name="Resume_20_Heading">
      <style:paragraph-properties fo:margin-left="0cm" fo:margin-right="0cm" fo:margin-top="0.212cm" fo:margin-bottom="0cm" fo:text-indent="0cm" style:auto-text-indent="false"/>
      <style:text-properties fo:letter-spacing="normal"/>
    </style:style>
    <style:style style:name="P7" style:family="paragraph" style:parent-style-name="Resume_20_Heading">
      <style:paragraph-properties fo:margin-left="0cm" fo:margin-right="0cm" fo:margin-top="0cm" fo:margin-bottom="0cm" fo:text-indent="0cm" style:auto-text-indent="false"/>
    </style:style>
    <style:style style:name="P8" style:family="paragraph" style:parent-style-name="Resume_20_SubHeading">
      <style:paragraph-properties fo:margin-left="0cm" fo:margin-right="-0.199cm" fo:margin-top="0.123cm" fo:margin-bottom="0cm" fo:text-indent="0cm" style:auto-text-indent="false"/>
    </style:style>
    <style:style style:name="P9" style:family="paragraph" style:parent-style-name="Resume_20_SubHeading">
      <style:paragraph-properties fo:margin-left="0cm" fo:margin-right="-0.199cm" fo:margin-top="0.123cm" fo:margin-bottom="0cm" fo:text-indent="0cm" style:auto-text-indent="false"/>
      <style:text-properties fo:font-size="8pt" style:font-size-asian="8pt" style:font-size-complex="8pt"/>
    </style:style>
    <style:style style:name="P10" style:family="paragraph" style:parent-style-name="Resume_20_Heading">
      <style:paragraph-properties fo:margin-left="0cm" fo:margin-right="0.021cm" fo:margin-top="0.212cm" fo:margin-bottom="0cm" fo:orphans="0" fo:widows="0" fo:text-indent="0cm" style:auto-text-indent="false" style:text-autospace="none"/>
    </style:style>
    <style:style style:name="P11" style:family="paragraph" style:parent-style-name="Resume_20_SubHeading">
      <style:paragraph-properties fo:margin-left="0cm" fo:margin-right="0.021cm" fo:margin-top="0.212cm" fo:margin-bottom="0cm" fo:orphans="0" fo:widows="0" fo:text-indent="0cm" style:auto-text-indent="false" style:text-autospace="none"/>
      <style:text-properties fo:font-weight="bold" style:font-weight-asian="bold" style:font-weight-complex="bold"/>
    </style:style>
    <style:style style:name="P12" style:family="paragraph" style:parent-style-name="Resume_20_SectionHeading">
      <style:paragraph-properties fo:margin-left="0cm" fo:margin-right="0.021cm" fo:margin-top="0.199cm" fo:margin-bottom="0.21cm" fo:orphans="0" fo:widows="0" fo:text-indent="0cm" style:auto-text-indent="false" style:text-autospace="none"/>
      <style:text-properties fo:color="#0066ff"/>
    </style:style>
    <style:style style:name="P13" style:family="paragraph" style:parent-style-name="Resume_20_BaseText" style:master-page-name="">
      <style:paragraph-properties fo:margin-left="0cm" fo:margin-right="0.021cm" fo:text-align="start" style:justify-single-word="false" fo:orphans="0" fo:widows="0" fo:text-indent="0cm" style:auto-text-indent="false" style:page-number="auto" style:text-autospace="none"/>
    </style:style>
    <style:style style:name="P14" style:family="paragraph" style:parent-style-name="Resume_20_BaseText">
      <style:paragraph-properties fo:margin-left="0cm" fo:margin-right="0.021cm" fo:orphans="0" fo:widows="0" fo:text-indent="0cm" style:auto-text-indent="false" style:text-autospace="none"/>
    </style:style>
    <style:style style:name="P15" style:family="paragraph" style:parent-style-name="Resume_20_BaseText">
      <style:paragraph-properties fo:margin-left="0cm" fo:margin-right="0.021cm" fo:text-align="start" style:justify-single-word="false" fo:orphans="0" fo:widows="0" fo:text-indent="0cm" style:auto-text-indent="false" style:text-autospace="none"/>
    </style:style>
    <style:style style:name="P16" style:family="paragraph" style:parent-style-name="Resume_20_BaseText">
      <style:paragraph-properties fo:margin-left="0cm" fo:margin-right="0.021cm" fo:margin-top="0.101cm" fo:margin-bottom="0.071cm" fo:orphans="0" fo:widows="0" fo:text-indent="0cm" style:auto-text-indent="false" style:text-autospace="none"/>
    </style:style>
    <style:style style:name="P17" style:family="paragraph" style:parent-style-name="Resume_20_SubHeading">
      <style:paragraph-properties fo:margin-left="0cm" fo:margin-right="0.021cm" fo:margin-top="0.109cm" fo:margin-bottom="0cm" fo:orphans="0" fo:widows="0" fo:text-indent="0cm" style:auto-text-indent="false" style:text-autospace="none"/>
      <style:text-properties fo:font-weight="bold" style:font-weight-asian="bold" style:font-weight-complex="bold"/>
    </style:style>
    <style:style style:name="P18" style:family="paragraph" style:parent-style-name="Resume_20_SectionHeading">
      <style:paragraph-properties fo:margin-left="0cm" fo:margin-right="0.021cm" fo:margin-top="0.199cm" fo:margin-bottom="0.109cm" fo:orphans="0" fo:widows="0" fo:text-indent="0cm" style:auto-text-indent="false" style:text-autospace="none"/>
      <style:text-properties fo:color="#0066ff"/>
    </style:style>
    <style:style style:name="P19" style:family="paragraph" style:parent-style-name="Resume_20_BaseText" style:master-page-name="">
      <style:paragraph-properties fo:margin-left="0cm" fo:margin-right="0.083cm" fo:margin-top="0.049cm" fo:margin-bottom="0.071cm" fo:line-height="115%" fo:orphans="0" fo:widows="0" fo:text-indent="0cm" style:auto-text-indent="false" style:page-number="auto" style:text-autospace="none"/>
    </style:style>
    <style:style style:name="P20" style:family="paragraph" style:parent-style-name="Resume_20_BaseText" style:master-page-name="">
      <style:paragraph-properties fo:margin-left="0cm" fo:margin-right="-0.021cm" fo:margin-top="0.071cm" fo:margin-bottom="0.071cm" fo:line-height="115%" fo:orphans="0" fo:widows="0" fo:text-indent="0cm" style:auto-text-indent="false" style:page-number="auto" style:text-autospace="none"/>
    </style:style>
    <style:style style:name="P21" style:family="paragraph" style:parent-style-name="Resume_20_BaseText" style:master-page-name="">
      <style:paragraph-properties fo:margin-left="0cm" fo:margin-right="-0.104cm" fo:margin-top="0.071cm" fo:margin-bottom="0.071cm" fo:line-height="115%" fo:orphans="0" fo:widows="0" fo:text-indent="0cm" style:auto-text-indent="false" style:page-number="auto" style:text-autospace="none"/>
    </style:style>
    <style:style style:name="P22" style:family="paragraph" style:parent-style-name="Resume_20_BaseText">
      <style:paragraph-properties fo:margin-top="0.101cm" fo:margin-bottom="0.071cm"/>
    </style:style>
    <style:style style:name="P23" style:family="paragraph" style:parent-style-name="Resume_20_SubHeading">
      <style:paragraph-properties fo:margin-left="0.409cm" fo:margin-right="0.36cm" fo:margin-top="0.123cm" fo:margin-bottom="0cm" fo:line-height="115%" fo:orphans="0" fo:widows="0" fo:text-indent="0cm" style:auto-text-indent="false" style:text-autospace="none" style:writing-mode="lr-tb"/>
    </style:style>
    <style:style style:name="P24" style:family="paragraph" style:parent-style-name="Title" style:master-page-name="Standard">
      <style:paragraph-properties fo:margin-left="0cm" fo:margin-right="0cm" fo:margin-top="0cm" fo:margin-bottom="0.212cm" fo:text-indent="0cm" style:auto-text-indent="false" style:page-number="auto"/>
      <style:text-properties fo:color="#0066ff"/>
    </style:style>
    <style:style style:name="P25" style:family="paragraph" style:parent-style-name="Resume_20_BaseText_20_ListItem" style:list-style-name="WW8Num3" style:master-page-name="">
      <style:paragraph-properties fo:margin-left="0.499cm" fo:margin-right="0cm" fo:margin-top="0.106cm" fo:margin-bottom="0cm" fo:orphans="0" fo:widows="0" fo:text-indent="-0.499cm" style:auto-text-indent="false" style:page-number="auto" style:text-autospace="none"/>
    </style:style>
    <style:style style:name="P26" style:family="paragraph" style:parent-style-name="Resume_20_BaseText_20_ListItem" style:list-style-name="WW8Num3">
      <style:paragraph-properties fo:margin-left="0.499cm" fo:margin-right="0cm" fo:margin-top="0.106cm" fo:margin-bottom="0cm" fo:orphans="0" fo:widows="0" fo:text-indent="-0.499cm" style:auto-text-indent="false" style:text-autospace="none"/>
    </style:style>
    <style:style style:name="P27" style:family="paragraph" style:parent-style-name="Resume_20_BaseText_20_ListItem">
      <style:paragraph-properties fo:margin-left="0.501cm" fo:margin-right="0cm" fo:text-indent="-0.501cm" style:auto-text-indent="false"/>
    </style:style>
    <style:style style:name="P28" style:family="paragraph" style:parent-style-name="Resume_20_BaseText_20_ListItem" style:list-style-name="WW8Num3" style:master-page-name="">
      <style:paragraph-properties fo:margin-left="0.501cm" fo:margin-right="0.083cm" fo:margin-top="0.106cm" fo:margin-bottom="0cm" fo:orphans="0" fo:widows="0" fo:text-indent="-0.501cm" style:auto-text-indent="false" style:page-number="auto" style:text-autospace="none"/>
    </style:style>
    <style:style style:name="P29" style:family="paragraph" style:parent-style-name="Resume_20_BaseText_20_ListItem">
      <style:paragraph-properties fo:margin-left="0cm" fo:margin-right="0.021cm" fo:margin-top="0cm" fo:margin-bottom="0cm" fo:text-align="start" style:justify-single-word="false" fo:orphans="0" fo:widows="0" fo:text-indent="0cm" style:auto-text-indent="false" style:text-autospace="none"/>
      <style:text-properties fo:letter-spacing="0.014cm"/>
    </style:style>
    <style:style style:name="T1" style:family="text">
      <style:text-properties fo:font-weight="bold" style:font-weight-asian="bold" style:font-weight-complex="bold"/>
    </style:style>
    <style:style style:name="T2" style:family="text">
      <style:text-properties style:font-name="Georgia" fo:font-size="36pt" fo:letter-spacing="-0.056cm" fo:font-weight="bold" style:font-size-asian="36pt" style:font-weight-asian="bold" style:font-name-complex="Georgia" style:font-size-complex="36pt" style:font-weight-complex="bold"/>
    </style:style>
    <style:style style:name="T3" style:family="text">
      <style:text-properties fo:color="#000000" fo:font-size="8pt" style:text-underline-style="none" style:font-size-asian="8pt" style:font-size-complex="8pt"/>
    </style:style>
    <style:style style:name="T4" style:family="text">
      <style:text-properties fo:font-weight="normal" style:font-weight-asian="normal" style:font-weight-complex="normal"/>
    </style:style>
    <style:style style:name="T5" style:family="text">
      <style:text-properties fo:color="#1e77e4"/>
    </style:style>
    <style:style style:name="T6" style:family="text">
      <style:text-properties fo:color="#595959"/>
    </style:style>
    <style:style style:name="T7" style:family="text">
      <style:text-properties fo:letter-spacing="normal"/>
    </style:style>
    <style:style style:name="T8" style:family="text">
      <style:text-properties style:text-position="super 58%"/>
    </style:style>
    <style:style style:name="T9" style:family="text">
      <style:text-properties fo:color="#0066ff" style:font-name="Andale Mono" style:text-underline-style="none" fo:font-weight="bold" style:font-weight-asian="bold" style:font-name-complex="Andale Mono" style:font-size-complex="10pt" style:font-weight-complex="bold"/>
    </style:style>
    <style:style style:name="T10" style:family="text">
      <style:text-properties fo:color="#0066ff" style:font-name="Andale Mono" style:text-underline-style="none" fo:font-weight="normal" style:font-weight-asian="normal" style:font-name-complex="Andale Mono" style:font-size-complex="10pt" style:font-weight-complex="normal"/>
    </style:style>
    <style:style style:name="fr1" style:family="graphic" style:parent-style-name="Graphics">
      <style:graphic-properties fo:margin-left="0.319cm" fo:margin-right="0.328cm" style:run-through="foreground" style:wrap="right"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2">
          <style:column style:rel-width="7075*" fo:start-indent="0cm" fo:end-indent="0.34cm"/>
          <style:column style:rel-width="3395*" fo:start-indent="0.34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 8" text:anchor-type="char" svg:x="-0.044cm" svg:y="1.967cm" svg:width="0.589cm" svg:height="0.589cm" draw:z-index="0"><draw:image xlink:href="Pictures/100002010000018000000180E51380FD.png" xlink:type="simple" xlink:show="embed" xlink:actuate="onLoad"/><draw:contour-polygon svg:width="2.11cm" svg:height="1.475cm" svg:viewBox="0 0 2110 1475" draw:points="211,529 211,535 211,542 211,549 211,555 211,562 211,568 211,575 211,582 211,588 211,595 211,601 211,608 211,615 211,621 211,628 211,635 211,641 211,648 211,654 211,661 211,668 211,674 211,681 211,687 211,694 211,701 211,707 211,714 211,720 211,727 211,734 211,740 211,747 211,754 211,760 211,767 211,773 211,780 211,787 211,793 211,800 211,806 211,813 211,820 211,826 211,833 211,840 211,846 211,853 211,859 211,866 211,873 211,879 211,886 211,892 211,899 211,906 211,912 211,919 211,926 211,932 211,939 211,945 211,952 211,959 211,965 211,972 211,978 211,985 211,992 211,998 211,1005 211,1012 211,1018 211,1025 211,1031 211,1038 211,1045 211,1051 211,1058 211,1064 211,1071 211,1078 211,1084 211,1091 211,1098 211,1104 211,1111 211,1117 211,1124 211,1131 211,1137 211,1144 211,1150 211,1157 211,1164 211,1170 211,1177 211,1184 211,1190 211,1197 211,1203 211,1210 211,1217 211,1223 211,1230 211,1236 211,1243 211,1250 211,1256 211,1263 211,1270 211,1276 211,1283 211,1289 211,1296 211,1303 211,1309 211,1316 211,1322 211,1329 211,1336 211,1342 211,1349 211,1355 211,1362 211,1369 211,1375 211,1382 211,1389 211,1395 211,1402 211,1408 211,1415 211,1422 211,1428 211,1435 211,1441 211,1448 211,1455 211,1461 211,1468 211,1475 211,1481 211,1488 211,1494 211,1501 211,1508 211,1514 211,1521 211,1527 211,1534 211,1541 211,1547 211,1554 211,1561 211,1567 211,1574 211,1580 211,1587 211,1594 211,1600 211,1607 211,1613 211,1620 211,1627 211,1633 211,1640 211,1647 211,1653 211,1660 211,1666 211,1673 211,1680 211,1686 211,1693 211,1699 211,1706 211,1713 211,1719 211,1726 211,1733 211,1739 211,1746 211,1752 211,1759 211,1766 211,1772 211,1779 211,1785 211,1792 211,1799 211,1805 211,1812 211,1819 211,1825 211,1832 211,1838 211,1845 211,1852 211,1858 211,1865 211,1871 211,1878 211,1885 211,1891 211,1898 211,1905 211,1911 211,1918 211,1924 211,1931 211,1938 211,1944 211,1951 211,1957 211,1964 211,1971 211,1977 211,1984 211,1990 211,1997 211,2004 2321,2004 2321,1997 2321,1990 2321,1984 2321,1977 2321,1971 2321,1964 2321,1957 2321,1951 2321,1944 2321,1938 2321,1931 2321,1924 2321,1918 2321,1911 2321,1905 2321,1898 2321,1891 2321,1885 2321,1878 2321,1871 2321,1865 2321,1858 2321,1852 2321,1845 2321,1838 2321,1832 2321,1825 2321,1819 2321,1812 2321,1805 2321,1799 2321,1792 2321,1785 2321,1779 2321,1772 2321,1766 2321,1759 2321,1752 2321,1746 2321,1739 2321,1733 2321,1726 2321,1719 2321,1713 2321,1706 2321,1699 2321,1693 2321,1686 2321,1680 2321,1673 2321,1666 2321,1660 2321,1653 2321,1647 2321,1640 2321,1633 2321,1627 2321,1620 2321,1613 2321,1607 2321,1600 2321,1594 2321,1587 2321,1580 2321,1574 2321,1567 2321,1561 2321,1554 2321,1547 2321,1541 2321,1534 2321,1527 2321,1521 2321,1514 2321,1508 2321,1501 2321,1494 2321,1488 2321,1481 2321,1475 2321,1468 2321,1461 2321,1455 2321,1448 2321,1441 2321,1435 2321,1428 2321,1422 2321,1415 2321,1408 2321,1402 2321,1395 2321,1389 2321,1382 2321,1375 2321,1369 2321,1362 2321,1355 2321,1349 2321,1342 2321,1336 2321,1329 2321,1322 2321,1316 2321,1309 2321,1303 2321,1296 2321,1289 2321,1283 2321,1276 2321,1270 2321,1263 2321,1256 2321,1250 2321,1243 2321,1236 2321,1230 2321,1223 2321,1217 2321,1210 2321,1203 2321,1197 2321,1190 2321,1184 2321,1177 2321,1170 2321,1164 2321,1157 2321,1150 2321,1144 2321,1137 2321,1131 2321,1124 2321,1117 2321,1111 2321,1104 2321,1098 2321,1091 2321,1084 2321,1078 2321,1071 2321,1064 2321,1058 2321,1051 2321,1045 2321,1038 2321,1031 2321,1025 2321,1018 2321,1012 2321,1005 2321,998 2321,992 2321,985 2321,978 2321,972 2321,965 2321,959 2321,952 2321,945 2321,939 2321,932 2321,926 2321,919 2321,912 2321,906 2321,899 2321,892 2321,886 2321,879 2321,873 2321,866 2321,859 2321,853 2321,846 2321,840 2321,833 2321,826 2321,820 2321,813 2321,806 2321,800 2321,793 2321,787 2321,780 2321,773 2321,767 2321,760 2321,754 2321,747 2321,740 2321,734 2321,727 2321,720 2321,714 2321,707 2321,701 2321,694 2321,687 2321,681 2321,674 2321,668 2321,661 2321,654 2321,648 2321,641 2321,635 2321,628 2321,621 2321,615 2321,608 2321,601 2321,595 2321,588 2321,582 2321,575 2321,568 2321,562 2321,555 2321,549 2321,542 2321,535 2321,529" draw:recreate-on-edit="true"/></draw:frame><text:span text:style-name="T2">Sanjay </text:span><draw:frame draw:style-name="fr2" draw:name="Graphic 9" text:anchor-type="char" svg:x="5.57cm" svg:y="1.942cm" svg:width="0.579cm" svg:height="0.579cm" draw:z-index="1"><draw:image xlink:href="Pictures/1000020100000180000001808B6D6F2C.png" xlink:type="simple" xlink:show="embed" xlink:actuate="onLoad"/><draw:contour-polygon svg:width="1.752cm" svg:height="1.733cm" svg:viewBox="0 0 1752 1733" draw:points="1270,396 1270,403 1270,410 1270,416 1270,423 1270,429 1270,436 1270,443 1270,449 1270,456 1270,463 1270,469 1270,476 1270,482 1270,489 1270,496 1296,502 1395,509 1435,515 1468,522 1494,529 1514,535 1541,542 1554,549 1574,555 1594,562 1607,568 1620,575 1633,582 1647,588 1660,595 1673,601 1680,608 1693,615 1706,621 1713,628 1726,635 1270,641 1270,648 1270,654 1270,661 1270,668 641,674 628,681 615,687 608,694 601,701 595,707 588,714 582,720 588,727 595,734 601,740 608,747 615,754 621,760 628,767 635,773 522,780 515,787 509,793 502,800 496,806 489,813 482,820 476,826 469,833 463,840 456,846 449,853 449,859 443,866 436,873 436,879 429,886 429,892 423,899 423,906 416,912 416,919 416,926 410,932 410,939 410,945 410,952 410,959 410,965 410,972 410,978 410,985 410,992 410,998 410,1005 410,1012 410,1018 410,1025 410,1031 410,1038 410,1045 410,1051 410,1058 410,1064 410,1071 416,1078 416,1084 416,1091 416,1098 416,1104 423,1111 423,1117 423,1124 423,1131 423,1137 429,1144 429,1150 429,1157 436,1164 436,1170 436,1177 443,1184 443,1190 443,1197 449,1203 449,1210 456,1217 456,1223 463,1230 463,1236 469,1243 469,1250 476,1256 476,1263 482,1270 482,1276 489,1283 489,1289 496,1296 496,1303 502,1309 509,1316 509,1322 515,1329 515,1336 522,1342 529,1349 529,1355 535,1362 542,1369 542,1375 549,1382 555,1389 555,1395 562,1402 568,1408 568,1415 575,1422 582,1428 582,1435 588,1441 595,1448 601,1455 601,1461 608,1468 615,1475 615,1481 621,1488 628,1494 635,1501 635,1508 641,1514 648,1521 654,1527 661,1534 661,1541 668,1547 674,1554 681,1561 681,1567 687,1574 694,1580 701,1587 707,1594 714,1600 714,1607 720,1613 727,1620 734,1627 740,1633 747,1640 754,1647 760,1653 767,1660 767,1666 773,1673 780,1680 787,1686 793,1693 800,1699 806,1706 813,1713 820,1719 826,1726 833,1733 840,1739 846,1746 853,1752 859,1759 866,1766 873,1772 879,1779 886,1785 892,1792 899,1799 912,1805 919,1812 926,1819 932,1825 939,1832 945,1838 952,1845 959,1852 972,1858 978,1865 985,1871 992,1878 998,1885 1012,1891 1018,1898 1025,1905 1031,1911 1045,1918 1051,1924 1058,1931 1071,1938 1078,1944 1084,1951 1098,1957 1104,1964 1111,1971 1124,1977 1131,1984 1144,1990 1150,1997 1164,2004 1170,2010 1184,2017 1190,2024 1203,2030 1217,2037 1230,2043 1243,2050 1256,2057 1270,2063 1283,2070 1296,2076 1316,2083 1336,2090 1355,2096 1375,2103 1402,2110 1428,2116 1468,2123 1521,2129 1547,2129 1594,2123 1613,2116 1633,2110 1647,2103 1653,2096 1666,2090 1673,2083 1686,2076 1693,2070 1699,2063 1706,2057 1713,2050 1719,2043 1726,2037 1733,2030 1739,2024 1746,2017 1752,2010 1752,2004 1752,1997 1746,1990 1739,1984 1733,1977 1726,1971 1719,1964 1713,1957 1812,1951 1819,1944 1825,1938 1832,1931 1838,1924 1845,1918 1852,1911 1852,1905 1858,1898 1858,1891 1858,1885 1858,1878 1858,1871 1858,1865 1858,1858 1858,1852 1858,1845 1858,1838 1852,1832 1852,1825 1845,1819 1845,1812 1838,1805 1832,1799 1825,1792 1819,1785 1812,1779 1805,1772 1799,1766 1792,1759 1785,1752 1779,1746 1772,1739 1766,1733 1759,1726 1752,1719 1746,1713 1739,1706 1733,1699 1726,1693 1719,1686 1713,1680 1706,1673 1699,1666 1693,1660 1686,1653 1680,1647 1673,1640 1666,1633 1660,1627 1653,1620 1647,1613 1640,1607 1633,1600 1627,1594 1620,1587 1613,1580 1607,1574 1600,1567 1594,1561 1587,1554 1580,1547 1567,1541 1554,1534 1117,1527 1111,1521 1104,1514 1098,1508 1091,1501 1084,1494 1078,1488 1071,1481 1064,1475 1058,1468 1051,1461 1045,1455 1038,1448 1031,1441 1025,1435 1018,1428 1012,1422 1005,1415 998,1408 992,1402 985,1395 978,1389 972,1382 965,1375 959,1369 952,1362 945,1355 939,1349 932,1342 926,1336 919,1329 912,1322 2162,1316 2162,1309 2162,1303 2162,1296 2162,1289 2162,1283 2162,1276 2162,1270 2162,1263 2162,1256 2162,1250 2162,1243 2162,1236 2162,1230 2162,1223 2162,1217 2162,1210 2162,1203 2162,1197 2162,1190 2162,1184 2162,1177 2162,1170 2162,1164 2156,1157 2156,1150 2156,1144 2156,1137 2156,1131 2156,1124 2156,1117 2149,1111 2149,1104 2149,1098 2149,1091 2149,1084 2143,1078 2143,1071 2143,1064 2143,1058 2143,1051 2136,1045 2136,1038 2136,1031 2129,1025 2129,1018 2129,1012 2129,1005 2123,998 2123,992 2123,985 2116,978 2116,972 2116,965 2110,959 2110,952 2103,945 2103,939 2103,932 2096,926 2096,919 2090,912 2090,906 2083,899 2083,892 2083,886 2076,879 2076,873 2070,866 2063,859 2063,853 2057,846 2057,840 2050,833 2050,826 2043,820 2043,813 2037,806 2030,800 2030,793 2024,787 2017,780 2017,773 2010,767 2004,760 2004,754 1997,747 1990,740 1984,734 1984,727 1977,720 1971,714 1964,707 1957,701 1957,694 1951,687 1944,681 1938,674 1931,668 1924,661 1918,654 1911,648 1905,641 1898,635 1891,628 1885,621 1878,615 1871,608 1865,601 1852,595 1845,588 1838,582 1832,575 1819,568 1812,562 1805,555 1792,549 1785,542 1772,535 1766,529 1752,522 1746,515 1733,509 1719,502 1706,496 1693,489 1686,482 1673,476 1653,469 1640,463 1627,456 1607,449 1594,443 1574,436 1554,429 1527,423 1508,416 1475,410 1441,403 1395,396" draw:recreate-on-edit="true"/></draw:frame><text:span text:style-name="T2">Bhaambh</text:span><draw:frame draw:style-name="fr2" draw:name="Graphic 10" text:anchor-type="char" svg:x="10.509cm" svg:y="1.931cm" svg:width="0.579cm" svg:height="0.579cm" draw:z-index="2"><draw:image xlink:href="Pictures/10000201000001800000018099952BEB.png" xlink:type="simple" xlink:show="embed" xlink:actuate="onLoad"/><draw:contour-polygon svg:width="2.216cm" svg:height="1.898cm" svg:viewBox="0 0 2216 1898" draw:points="1263,317 1256,324 1243,330 1236,337 1230,343 1223,350 1217,357 1210,363 1203,370 1197,377 1190,383 1184,390 1177,396 1170,403 1164,410 1157,416 1150,423 1144,429 1137,436 1131,443 1124,449 1117,456 1104,463 1098,469 1091,476 1084,482 1078,489 1071,496 1064,502 1058,509 1051,515 1045,522 1038,529 1031,535 1025,542 1018,549 1012,555 1005,562 998,568 992,575 985,582 972,588 965,595 959,601 952,608 945,615 939,621 932,628 926,635 919,641 912,648 906,654 899,661 892,668 886,674 879,681 873,687 866,694 859,701 853,707 846,714 833,720 826,727 820,734 813,740 806,747 800,754 793,760 787,767 780,773 773,780 767,787 760,793 754,800 747,806 740,813 734,820 727,826 720,833 714,840 707,846 694,853 687,859 681,866 674,873 668,879 661,886 654,892 648,899 641,906 635,912 628,919 621,926 615,932 608,939 601,945 595,952 588,959 582,965 575,972 568,978 555,985 549,992 542,998 535,1005 529,1012 522,1018 515,1025 509,1031 502,1038 496,1045 489,1051 482,1058 476,1064 469,1071 463,1078 456,1084 449,1091 443,1098 436,1104 429,1111 416,1117 410,1124 403,1131 396,1137 390,1144 383,1150 377,1157 370,1164 363,1170 357,1177 350,1184 343,1190 337,1197 330,1203 324,1210 317,1217 310,1223 304,1230 297,1236 291,1243 277,1250 271,1256 264,1263 257,1270 251,1276 244,1283 238,1289 231,1296 224,1303 218,1309 211,1316 205,1322 198,1329 191,1336 185,1342 178,1349 171,1355 165,1362 158,1369 158,1375 165,1382 171,1389 178,1395 185,1402 198,1408 205,1415 211,1422 218,1428 224,1435 231,1441 244,1448 251,1455 257,1461 264,1468 271,1475 476,1481 476,1488 476,1494 476,1501 476,1508 476,1514 476,1521 476,1527 476,1534 476,1541 476,1547 476,1554 476,1561 476,1567 476,1574 476,1580 476,1587 476,1594 476,1600 476,1607 476,1613 476,1620 476,1627 476,1633 476,1640 476,1647 476,1653 476,1660 476,1666 476,1673 476,1680 476,1686 476,1693 476,1699 476,1706 476,1713 476,1719 476,1726 476,1733 476,1739 476,1746 476,1752 476,1759 476,1766 476,1772 476,1779 476,1785 476,1792 476,1799 476,1805 476,1812 476,1819 476,1825 476,1832 476,1838 476,1845 476,1852 476,1858 476,1865 476,1871 476,1878 476,1885 476,1891 476,1898 476,1905 476,1911 476,1918 476,1924 476,1931 476,1938 476,1944 476,1951 476,1957 476,1964 476,1971 476,1977 476,1984 476,1990 476,1997 476,2004 476,2010 476,2017 476,2024 476,2030 476,2037 476,2043 476,2050 476,2057 476,2063 476,2070 476,2076 476,2083 476,2090 476,2096 476,2103 476,2110 476,2116 476,2123 476,2129 476,2136 476,2143 476,2149 476,2156 476,2162 476,2169 476,2176 476,2182 476,2189 476,2196 476,2202 476,2209 476,2215 2057,2215 2057,2209 2057,2202 2057,2196 2057,2189 2057,2182 2057,2176 2057,2169 2057,2162 2057,2156 2057,2149 2057,2143 2057,2136 2057,2129 2057,2123 2057,2116 2057,2110 2057,2103 2057,2096 2057,2090 2057,2083 2057,2076 2057,2070 2057,2063 2057,2057 2057,2050 2057,2043 2057,2037 2057,2030 2057,2024 2057,2017 2057,2010 2057,2004 2057,1997 2057,1990 2057,1984 2057,1977 2057,1971 2057,1964 2057,1957 2057,1951 2057,1944 2057,1938 2057,1931 2057,1924 2057,1918 2057,1911 2057,1905 2057,1898 2057,1891 2057,1885 2057,1878 2057,1871 2057,1865 2057,1858 2057,1852 2057,1845 2057,1838 2057,1832 2057,1825 2057,1819 2057,1812 2057,1805 2057,1799 2057,1792 2057,1785 2057,1779 2057,1772 2057,1766 2057,1759 2057,1752 2057,1746 2057,1739 2057,1733 2057,1726 2057,1719 2057,1713 2057,1706 2057,1699 2057,1693 2057,1686 2057,1680 2057,1673 2057,1666 2057,1660 2057,1653 2057,1647 2057,1640 2057,1633 2057,1627 2057,1620 2057,1613 2057,1607 2057,1600 2057,1594 2057,1587 2057,1580 2057,1574 2057,1567 2057,1561 2057,1554 2057,1547 2057,1541 2057,1534 2057,1527 2057,1521 2057,1514 2057,1508 2057,1501 2057,1494 2057,1488 2057,1481 2262,1475 2268,1468 2275,1461 2282,1455 2288,1448 2301,1441 2308,1435 2315,1428 2321,1422 2328,1415 2334,1408 2348,1402 2354,1395 2361,1389 2368,1382 2374,1375 2374,1369 2368,1362 2361,1355 2354,1349 2348,1342 2341,1336 2334,1329 2328,1322 2321,1316 2315,1309 2308,1303 2301,1296 2295,1289 2288,1283 2282,1276 2275,1270 2268,1263 2262,1256 2255,1250 2248,1243 2235,1236 2229,1230 2222,1223 2215,1217 2209,1210 2202,1203 2196,1197 2189,1190 2182,1184 2176,1177 2169,1170 2162,1164 2156,1157 2149,1150 2143,1144 2136,1137 2129,1131 2123,1124 2116,1117 2110,1111 2103,1104 2090,1098 2083,1091 2076,1084 2070,1078 2063,1071 2057,1064 2050,1058 2043,1051 2037,1045 2030,1038 2024,1031 2017,1025 2010,1018 2004,1012 1997,1005 1990,998 1984,992 1977,985 1971,978 1964,972 1957,965 1951,959 1938,952 1931,945 1924,939 1918,932 1911,926 1905,919 1898,912 1898,906 1898,899 1898,892 1898,886 1898,879 1898,873 1898,866 1898,859 1898,853 1898,846 1898,840 1898,833 1898,826 1898,820 1898,813 1898,806 1898,800 1898,793 1898,787 1898,780 1898,773 1898,767 1898,760 1898,754 1898,747 1898,740 1898,734 1898,727 1898,720 1898,714 1898,707 1898,701 1898,694 1898,687 1898,681 1898,674 1898,668 1898,661 1898,654 1898,648 1898,641 1898,635 1898,628 1898,621 1898,615 1898,608 1898,601 1898,595 1898,588 1898,582 1898,575 1898,568 1898,562 1898,555 1898,549 1898,542 1898,535 1898,529 1898,522 1898,515 1898,509 1898,502 1898,496 1898,489 1898,482 1898,476 1435,469 1428,463 1422,456 1415,449 1402,443 1395,436 1389,429 1382,423 1375,416 1369,410 1362,403 1355,396 1349,390 1342,383 1336,377 1329,370 1322,363 1316,357 1309,350 1303,343 1296,337 1289,330 1283,324 1270,317" draw:recreate-on-edit="true"/></draw:frame><text:span text:style-name="T2">u</text:span><draw:frame draw:style-name="fr2" draw:name="Picture 11" text:anchor-type="char" svg:x="14.949cm" svg:y="1.965cm" svg:width="0.579cm" svg:height="0.579cm" draw:z-index="3"><draw:image xlink:href="Pictures/100002010000002000000020AC397FD2.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text:a xlink:type="simple" xlink:href="mailto:bhaambhu@gmail.com" text:style-name="Internet_20_link" text:visited-style-name="Visited_20_Internet_20_Link"><text:span text:style-name="Internet_20_link"><text:span text:style-name="T3">bhaambhu@gmail.com</text:span></text:span></text:a></text:p>
          </table:table-cell>
          <table:table-cell table:style-name="Table1.A1" office:value-type="string">
            <text:p text:style-name="P9">+91-8929299992</text:p>
          </table:table-cell>
          <table:table-cell table:style-name="Table1.A1" office:value-type="string">
            <text:p text:style-name="P8"><text:a xlink:type="simple" xlink:href="https://bhaambhu.com/" text:style-name="Internet_20_link" text:visited-style-name="Visited_20_Internet_20_Link"><text:span text:style-name="Internet_20_link"><text:span text:style-name="T3">bhaambhu.com</text:span></text:span></text:a></text:p>
          </table:table-cell>
          <table:table-cell table:style-name="Table1.A1" office:value-type="string">
            <text:p text:style-name="P8"><text:a xlink:type="simple" xlink:href="https://github.com/bhaambhu" text:style-name="Internet_20_link" text:visited-style-name="Visited_20_Internet_20_Link"><text:span text:style-name="Internet_20_link"><text:span text:style-name="T3">github.com/bhaambhu</text:span></text:span></text:a></text:p>
          </table:table-cell>
        </table:table-row>
      </table:table>
      <text:section text:style-name="Sect1" text:name="Section1">
        <text:p text:style-name="P4">Solo Projects</text:p>
        <text:p text:style-name="P5">CAPTAIN</text:p>
        <text:p text:style-name="Resume_20_SubHeading">Full Stack, Django, PostgreSQL, React, Next, React Native, Python, Tailwind</text:p>
        <text:p text:style-name="P21">An <text:span text:style-name="T1">open-source</text:span> learning app with <text:span text:style-name="T1">Django</text:span> backend, <text:span text:style-name="T1">NextJS</text:span> front-end for staff, and <text:span text:style-name="T1">React Native</text:span> app for learners. It’s an intelligent tutoring system that can be used to teach any subject while adapting the course to the learner. <text:span text:style-name="T4">The system is made in such a way that no piece of knowledge needs to repeat. </text:span><text:a xlink:type="simple" xlink:href="http://bhaambhu.com/captain" text:style-name="Internet_20_link" text:visited-style-name="Visited_20_Internet_20_Link"><text:span text:style-name="Internet_20_link"><text:span text:style-name="T10">@bhaambhu.com/captain</text:span></text:span></text:a></text:p>
        <text:p text:style-name="P5">Responsive <text:span text:style-name="T7">Portfolio</text:span></text:p>
        <text:p text:style-name="Resume_20_SubHeading">React, Next, TypeScript, Tailwind</text:p>
        <text:p text:style-name="P19">My personal website/portfolio project. It is a <text:span text:style-name="T1">Next JS</text:span> project that utilizes TypeScript, <text:span text:style-name="T1">Tailwind CSS</text:span> and static export. It has <text:span text:style-name="T1">responsive design</text:span>. Feel free to use it and make your own portfolio with it. <text:a xlink:type="simple" xlink:href="http://bhaambhu.com/" text:style-name="Internet_20_link" text:visited-style-name="Visited_20_Internet_20_Link"><text:span text:style-name="Internet_20_link"><text:span text:style-name="T10">@bhaambhu.com</text:span></text:span></text:a></text:p>
        <text:p text:style-name="P6">SHADES: Combat</text:p>
        <text:p text:style-name="Resume_20_SubHeading">C#, Unity3D, Realtime Multiplayer, Enemy AI, InAppPurchases, Google Play Services</text:p>
        <text:p text:style-name="Resume_20_BaseText">A 3D shooter game for the android platform – 1.5M players, 4.5/5 avg rating from 21K reviews. The biggest learning was <text:span text:style-name="T1">real-time concurrency control</text:span> – managing multiple players that are accessing and manipulating the same resources, in both <text:span text:style-name="T1">peer-to-peer</text:span> (LAN) and <text:span text:style-name="T1">client-server</text:span> (Online Multiplayer) environments. <text:a xlink:type="simple" xlink:href="http://bhaambhu.com/shades" text:style-name="Internet_20_link" text:visited-style-name="Visited_20_Internet_20_Link"><text:span text:style-name="Internet_20_link"><text:span text:style-name="T10">@bhaambhu.com/shades</text:span></text:span></text:a></text:p>
        <text:p text:style-name="P6">Unity Ludo Framework</text:p>
        <text:p text:style-name="Resume_20_SubHeading">Unity3D, C#</text:p>
        <text:p text:style-name="P20">An <text:span text:style-name="T1">open-source</text:span> <text:span text:style-name="T1">Unity3D</text:span> project for creating any type of Ludo game. Currently setup as a mobile-based 2D Ludo game with <text:span text:style-name="T1">working AI</text:span>. Can be easily extended to a 3D game or a completely different Ludo game if needed.<text:span text:style-name="T5"> </text:span><text:a xlink:type="simple" xlink:href="http://bhaambhu.com/unity-ludo" text:style-name="Internet_20_link" text:visited-style-name="Visited_20_Internet_20_Link"><text:span text:style-name="Internet_20_link"><text:span text:style-name="T10">@bhaambhu.com/unity-ludo</text:span></text:span></text:a></text:p>
        <text:p text:style-name="P5">phpWikiCMS</text:p>
        <text:p text:style-name="Resume_20_SubHeading">FullStack, PHP, MySQL</text:p>
        <text:p text:style-name="Resume_20_BaseText">An open-source framework that helps create a wiki style page management system, supports tree-style relationships and their management and viewing. <text:a xlink:type="simple" xlink:href="http://bhaambhu.com/phpWikiCMS" text:style-name="Internet_20_link" text:visited-style-name="Visited_20_Internet_20_Link"><text:span text:style-name="Internet_20_link"><text:span text:style-name="T10">@bhaambhu.com/phpWikiCMS</text:span></text:span></text:a></text:p>
        <text:p text:style-name="P3">Work Experience</text:p>
        <text:p text:style-name="P7">Web Developer <text:span text:style-name="T6">@OOPS InfoSolutions</text:span></text:p>
        <text:p text:style-name="Resume_20_SubHeading">September 2016 – October 2018</text:p>
        <text:list xml:id="list4074912790320360055" text:style-name="WW8Num3">
          <text:list-item>
            <text:p text:style-name="P25">Designed responsive websites and worked in <text:span text:style-name="T1">PHP</text:span>, <text:span text:style-name="T1">MySQL</text:span>, <text:span text:style-name="T1">JavaScript</text:span>, <text:span text:style-name="T1">CSS</text:span>, <text:span text:style-name="T1">JQuery</text:span>, etc.</text:p>
          </text:list-item>
          <text:list-item>
            <text:p text:style-name="P25">Planning, prototyping and designing architectures of applications and illustrations for clients.</text:p>
          </text:list-item>
          <text:list-item>
            <text:p text:style-name="P26">Meeting clients, understanding business needs and conceptualizing solutions.</text:p>
          </text:list-item>
        </text:list>
        <text:p text:style-name="P2">Research Experience</text:p>
        <text:p text:style-name="P7">Senior Research Fellow <text:span text:style-name="T6">@Chaudhary Devi Lal University</text:span></text:p>
        <text:p text:style-name="Resume_20_SubHeading">October 2018 – October 2022</text:p>
        <text:list xml:id="list1954232194" text:continue-numbering="true" text:style-name="WW8Num3">
          <text:list-item>
            <text:p text:style-name="P27">Taught Data Structures, Advanced Algorithms and Compiler Design classes to MTech and MCA.</text:p>
          </text:list-item>
          <text:list-item>
            <text:p text:style-name="P28">Published 4 Research Papers in Indexed Journals and Presented 3 Research Papers in International Conferences.</text:p>
          </text:list-item>
          <text:list-item>
            <text:p text:style-name="P27">Earned a PhD in Computer Science &amp; Engineering for my work “On Development of a Framework for a Mobile Based Intelligent Tutoring System”</text:p>
          </text:list-item>
        </text:list>
        <text:p text:style-name="P1">About Me</text:p>
        <text:p text:style-name="P13">Hard-working software engineer with a flair for creating elegant solutions in the least amount of time. Have developed several full-stack web and mobile apps with an unapologetically user-focused philosophy. </text:p>
        <text:p text:style-name="P15">Looking forward to using my skills for an organization's growth and developing challenging products and growing together. </text:p>
        <text:p text:style-name="P12">Skills</text:p>
        <text:p text:style-name="P10">Front End</text:p>
        <text:p text:style-name="P14">ReactJS, NextJS, React Native, HTML, CSS, TailwindCSS, Material UI, Jekyll.</text:p>
        <text:p text:style-name="P10">Back End</text:p>
        <text:p text:style-name="P14">Django, Rest APIs, NextJS (NodeJS), SQL, PostgreSQL, Supabase, Prisma, Heroku, Vercel, Railway.</text:p>
        <text:p text:style-name="P10">Programming Languages</text:p>
        <text:p text:style-name="P14">Object Oriented Design, Python, JavaScript (ES6), TypeScript, C++, Java, PHP, SQL, JSON, XML.</text:p>
        <text:p text:style-name="P10">Tools &amp; Platforms</text:p>
        <text:p text:style-name="P14">Git, Docker, Unity3D, Android Studio, Adobe Creative Suite, Figma, Content Management Systems (CMS) like WordPress, Joomla.</text:p>
        <text:p text:style-name="P18">Education</text:p>
        <text:list xml:id="list303107163" text:continue-numbering="true" text:style-name="WW8Num3">
          <text:list-header>
            <text:p text:style-name="P29">Qualified GATE, UGC NET, JRF, JEST, HTET, 6 International Publications, 3 International Conferences – good at researching, teaching concepts to teams.</text:p>
          </text:list-header>
        </text:list>
        <text:p text:style-name="P11">2018 – 2022</text:p>
        <text:p text:style-name="P16">Doctor of Philosophy (PhD) under UGC Junior Research Fellowship - Computer Science and Engineering, CDLU</text:p>
        <text:p text:style-name="P17">2014 – 2017</text:p>
        <text:p text:style-name="P16">Masters in Computer Applications (MCA) Kurukshetra University <text:span text:style-name="T1">– 70.71%</text:span></text:p>
        <text:p text:style-name="P17">2011 – 2014</text:p>
        <text:p text:style-name="P16">B.Sc. Computer Science – <text:span text:style-name="T1">80.72%</text:span></text:p>
        <text:p text:style-name="P17">School</text:p>
        <text:p text:style-name="P22">12<text:span text:style-name="T8">th</text:span> Science – CBSE (2011) <text:span text:style-name="T1">– 81.6%</text:span></text:p>
        <text:p text:style-name="Resume_20_BaseText">10<text:span text:style-name="T8">th</text:span> – CBSE (2009) <text:span text:style-name="T1">– 8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Andale Mono" svg:font-family="'Andale Mono'" style:font-family-generic="modern"/>
    <style:font-face style:name="Courier New" svg:font-family="'Courier New'" style:font-family-generic="modern"/>
    <style:font-face style:name="Menlo" svg:font-family="Menlo" style:font-family-generic="modern"/>
    <style:font-face style:name="Courier New1" svg:font-family="'Courier New'" style:font-family-generic="modern" style:font-pitch="fixed"/>
    <style:font-face style:name="Wingdings" svg:font-family="Wingdings" style:font-family-generic="decorative" style:font-pitch="variable"/>
    <style:font-face style:name="Wingdings 3" svg:font-family="'Wingdings 3'" style:font-family-generic="decorative"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N"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text-properties fo:font-size="8.5pt" style:font-size-asian="8.5pt" style:font-size-complex="8.5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247cm" fo:margin-right="0cm" fo:text-indent="0cm" style:auto-text-indent="false"/>
      <style:text-properties fo:font-size="13.5pt" style:font-size-asian="13.5pt" style:font-size-complex="13.5pt"/>
    </style:style>
    <style:style style:name="Heading_20_2" style:display-name="Heading 2" style:family="paragraph" style:parent-style-name="Standard" style:next-style-name="Text_20_body" style:default-outline-level="2" style:class="text">
      <style:paragraph-properties fo:margin-left="0.035cm" fo:margin-right="0cm" fo:text-indent="0cm" style:auto-text-indent="false"/>
      <style:text-properties fo:font-size="13pt" style:font-size-asian="13pt" style:font-size-complex="13pt"/>
    </style:style>
    <style:style style:name="Heading_20_3" style:display-name="Heading 3" style:family="paragraph" style:parent-style-name="Standard" style:next-style-name="Text_20_body" style:default-outline-level="3" style:class="text">
      <style:paragraph-properties fo:margin-left="0.228cm" fo:margin-right="0cm" fo:text-indent="0cm" style:auto-text-indent="false"/>
      <style:text-properties fo:font-size="12pt" style:font-size-asian="12pt" style:font-size-complex="12pt"/>
    </style:style>
    <style:style style:name="Heading_20_4" style:display-name="Heading 4" style:family="paragraph" style:parent-style-name="Standard" style:next-style-name="Text_20_body" style:default-outline-level="4" style:class="text">
      <style:paragraph-properties fo:margin-left="0.229cm" fo:margin-right="0cm" fo:text-indent="0cm" style:auto-text-indent="false"/>
    </style:style>
    <style:style style:name="Heading_20_5" style:display-name="Heading 5" style:family="paragraph" style:parent-style-name="Standard" style:next-style-name="Text_20_body" style:default-outline-level="5" style:class="text">
      <style:paragraph-properties fo:margin-left="0.245cm" fo:margin-right="0cm" fo:text-indent="0cm" style:auto-text-indent="false"/>
      <style:text-properties fo:font-size="10pt" style:font-size-asian="10pt" style:font-size-complex="10pt"/>
    </style:style>
    <style:style style:name="Title" style:family="paragraph" style:parent-style-name="Standard" style:next-style-name="Subtitle" style:class="chapter">
      <style:paragraph-properties fo:margin-left="0.265cm" fo:margin-right="0cm" fo:line-height="1.767cm" fo:text-indent="0cm" style:auto-text-indent="false"/>
      <style:text-properties fo:font-size="47.5pt" style:font-size-asian="47.5pt" style:font-size-complex="47.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633cm" fo:margin-right="0cm" fo:text-indent="-0.372cm" style:auto-text-indent="false"/>
    </style:style>
    <style:style style:name="Table_20_Paragraph" style:display-name="Table Paragraph" style:family="paragraph" style:parent-style-name="Standard"/>
    <style:style style:name="Resume_20_SubHeading" style:display-name="Resume SubHeading" style:family="paragraph" style:parent-style-name="Standard">
      <style:paragraph-properties fo:margin-left="0cm" fo:margin-right="-0.21cm" fo:margin-top="0.071cm" fo:margin-bottom="0cm" fo:line-height="115%" fo:text-indent="0cm" style:auto-text-indent="false"/>
      <style:text-properties fo:color="#000000" style:font-name="Menlo" fo:font-size="7.5pt" style:font-size-asian="7.5pt" style:font-name-complex="Menlo" style:font-size-complex="10pt"/>
    </style:style>
    <style:style style:name="Resume_20_SectionHeading" style:display-name="Resume SectionHeading" style:family="paragraph">
      <style:paragraph-properties fo:margin-left="0.6cm" fo:margin-right="0cm" fo:margin-top="0.282cm" fo:margin-bottom="0.423cm" fo:orphans="0" fo:widows="0" fo:text-indent="0cm" style:auto-text-indent="false" style:text-autospace="none"/>
      <style:text-properties fo:color="#1e77e3" style:font-name="Georgia" fo:font-size="15pt" fo:language="en" fo:country="US" fo:font-weight="bold" style:font-name-asian="Times New Roman" style:font-size-asian="15pt" style:language-asian="zxx" style:country-asian="none" style:font-weight-asian="bold" style:font-name-complex="Georgia" style:font-size-complex="15pt" style:language-complex="ar" style:country-complex="SA" style:font-weight-complex="bold"/>
    </style:style>
    <style:style style:name="Resume_20_Heading" style:display-name="Resume Heading" style:family="paragraph">
      <style:paragraph-properties fo:margin-left="0.58cm" fo:margin-right="0cm" fo:margin-top="0.053cm" fo:margin-bottom="0cm" fo:orphans="0" fo:widows="0" fo:text-indent="0cm" style:auto-text-indent="false" style:text-autospace="none"/>
      <style:text-properties fo:color="#000000" style:font-name="Arial" fo:font-size="12pt" fo:letter-spacing="normal" fo:language="en" fo:country="US" fo:font-weight="bold" style:font-name-asian="Times New Roman" style:font-size-asian="12pt" style:font-weight-asian="bold" style:font-name-complex="Arial" style:font-size-complex="16pt" style:language-complex="ar" style:country-complex="SA" style:font-weight-complex="bold"/>
    </style:style>
    <style:style style:name="Resume_20_BaseText" style:display-name="Resume BaseText" style:family="paragraph" style:master-page-name="">
      <style:paragraph-properties fo:margin-left="0cm" fo:margin-right="-0.349cm" fo:margin-top="0.071cm" fo:margin-bottom="0.071cm" fo:line-height="115%" fo:orphans="0" fo:widows="0" fo:text-indent="0cm" style:auto-text-indent="false" style:page-number="auto"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Resume_20_BaseText_20_ListItem" style:display-name="Resume BaseText ListItem" style:family="paragraph" style:list-style-name="WW8Num3">
      <style:paragraph-properties fo:margin-left="1cm" fo:margin-right="0cm" fo:margin-top="0.079cm" fo:margin-bottom="0cm" fo:orphans="0" fo:widows="0" fo:text-indent="-0.42cm" style:auto-text-indent="false" style:text-autospace="none"/>
      <style:text-properties fo:color="#000000" style:font-name="Arial" fo:font-size="9pt" fo:letter-spacing="normal" fo:language="en" fo:country="US" style:font-name-asian="Times New Roman" style:font-size-asian="8pt" style:font-name-complex="Arial" style:font-size-complex="10.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language="en" fo:country="US" style:language-complex="ar" style:country-complex="SA" style:text-scale="99%"/>
    </style:style>
    <style:style style:name="WW8Num1z1" style:family="text">
      <style:text-properties fo:language="en" fo:country="US" style:language-complex="ar" style:country-complex="SA"/>
    </style:style>
    <style:style style:name="WW8Num2z0" style:family="text">
      <style:text-properties style:font-name="Wingdings 3" style:font-name-complex="Wingdings 3"/>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Wingdings 3" style:font-name-complex="Wingdings 3"/>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23cm" fo:margin-left="0.633cm"/>
        </style:list-level-properties>
        <style:text-properties style:font-name="Times New Roman"/>
      </text:list-level-style-bullet>
      <text:list-level-style-bullet text:level="2" text:style-name="WW8Num1z1" style:num-suffix="." text:bullet-char="•">
        <style:list-level-properties text:list-level-position-and-space-mode="label-alignment">
          <style:list-level-label-alignment text:label-followed-by="listtab" fo:text-indent="-0.423cm" fo:margin-left="1.875cm"/>
        </style:list-level-properties>
        <style:text-properties style:font-name="Times New Roman"/>
      </text:list-level-style-bullet>
      <text:list-level-style-bullet text:level="3" text:style-name="WW8Num1z1" style:num-suffix="." text:bullet-char="•">
        <style:list-level-properties text:list-level-position-and-space-mode="label-alignment">
          <style:list-level-label-alignment text:label-followed-by="listtab" fo:text-indent="-0.423cm" fo:margin-left="3.115cm"/>
        </style:list-level-properties>
        <style:text-properties style:font-name="Times New Roman"/>
      </text:list-level-style-bullet>
      <text:list-level-style-bullet text:level="4" text:style-name="WW8Num1z1" style:num-suffix="." text:bullet-char="•">
        <style:list-level-properties text:list-level-position-and-space-mode="label-alignment">
          <style:list-level-label-alignment text:label-followed-by="listtab" fo:text-indent="-0.423cm" fo:margin-left="4.357cm"/>
        </style:list-level-properties>
        <style:text-properties style:font-name="Times New Roman"/>
      </text:list-level-style-bullet>
      <text:list-level-style-bullet text:level="5" text:style-name="WW8Num1z1" style:num-suffix="." text:bullet-char="•">
        <style:list-level-properties text:list-level-position-and-space-mode="label-alignment">
          <style:list-level-label-alignment text:label-followed-by="listtab" fo:text-indent="-0.423cm" fo:margin-left="5.597cm"/>
        </style:list-level-properties>
        <style:text-properties style:font-name="Times New Roman"/>
      </text:list-level-style-bullet>
      <text:list-level-style-bullet text:level="6" text:style-name="WW8Num1z1" style:num-suffix="." text:bullet-char="•">
        <style:list-level-properties text:list-level-position-and-space-mode="label-alignment">
          <style:list-level-label-alignment text:label-followed-by="listtab" fo:text-indent="-0.423cm" fo:margin-left="6.839cm"/>
        </style:list-level-properties>
        <style:text-properties style:font-name="Times New Roman"/>
      </text:list-level-style-bullet>
      <text:list-level-style-bullet text:level="7" text:style-name="WW8Num1z1" style:num-suffix="." text:bullet-char="•">
        <style:list-level-properties text:list-level-position-and-space-mode="label-alignment">
          <style:list-level-label-alignment text:label-followed-by="listtab" fo:text-indent="-0.423cm" fo:margin-left="8.079cm"/>
        </style:list-level-properties>
        <style:text-properties style:font-name="Times New Roman"/>
      </text:list-level-style-bullet>
      <text:list-level-style-bullet text:level="8" text:style-name="WW8Num1z1" style:num-suffix="." text:bullet-char="•">
        <style:list-level-properties text:list-level-position-and-space-mode="label-alignment">
          <style:list-level-label-alignment text:label-followed-by="listtab" fo:text-indent="-0.423cm" fo:margin-left="9.32cm"/>
        </style:list-level-properties>
        <style:text-properties style:font-name="Times New Roman"/>
      </text:list-level-style-bullet>
      <text:list-level-style-bullet text:level="9" text:style-name="WW8Num1z1" style:num-suffix="." text:bullet-char="•">
        <style:list-level-properties text:list-level-position-and-space-mode="label-alignment">
          <style:list-level-label-alignment text:label-followed-by="listtab" fo:text-indent="-0.423cm" fo:margin-left="10.5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2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w">
        <style:list-level-properties text:list-level-position-and-space-mode="label-alignment">
          <style:list-level-label-alignment text:label-followed-by="listtab" fo:text-indent="-0.635cm" fo:margin-left="1.215cm"/>
        </style:list-level-properties>
        <style:text-properties style:font-name="Wingdings 3"/>
      </text:list-level-style-bullet>
      <text:list-level-style-bullet text:level="2" text:style-name="WW8Num3z1" style:num-suffix="." text:bullet-char="o">
        <style:list-level-properties text:list-level-position-and-space-mode="label-alignment">
          <style:list-level-label-alignment text:label-followed-by="listtab" fo:text-indent="-0.635cm" fo:margin-left="1.886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15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4.42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5.69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6.96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23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9.50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0.7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jay's Resume</dc:title>
    <meta:initial-creator>Microsoft Office User</meta:initial-creator>
    <meta:creation-date>2023-01-23T18:07:00</meta:creation-date>
    <dc:creator>Sanjay Bhaambhu</dc:creator>
    <dc:date>2023-01-24T00:39:39</dc:date>
    <meta:print-date>2023-01-21T09:50:00</meta:print-date>
    <meta:editing-cycles>17</meta:editing-cycles>
    <meta:editing-duration>PT5H41M44S</meta:editing-duration>
    <meta:generator>OpenOffice/4.1.13$Unix OpenOffice.org_project/4113m1$Build-9810</meta:generator>
    <meta:document-statistic meta:table-count="1" meta:image-count="4" meta:object-count="0" meta:page-count="1" meta:paragraph-count="56" meta:word-count="538" meta:character-count="3691"/>
    <meta:user-defined meta:name="Created" meta:value-type="date">2023-01-17T05:30:00</meta:user-defined>
    <meta:user-defined meta:name="Creator">Chrome</meta:user-defined>
    <meta:user-defined meta:name="LastSaved" meta:value-type="date">2023-01-17T05:30:00</meta:user-defined>
  </office:meta>
</office:document-meta>
</file>